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11fa3" officeooo:paragraph-rsid="00111fa3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28e91" officeooo:paragraph-rsid="00128e91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3199a" officeooo:paragraph-rsid="0013199a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48259" officeooo:paragraph-rsid="00148259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490bb" officeooo:paragraph-rsid="001490bb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593a2" officeooo:paragraph-rsid="001593a2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593a2" officeooo:paragraph-rsid="0016d2e5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6d2e5" officeooo:paragraph-rsid="0016d2e5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178c90" officeooo:paragraph-rsid="00178c90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17b6d9" officeooo:paragraph-rsid="0017b6d9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17b6d9" officeooo:paragraph-rsid="0019964e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19964e" officeooo:paragraph-rsid="0019964e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weight="bold" officeooo:rsid="00111fa3" officeooo:paragraph-rsid="00111fa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ru" fo:country="RU" fo:font-weight="bold" officeooo:rsid="00128e91" officeooo:paragraph-rsid="00128e9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ru" fo:country="RU" fo:font-weight="bold" officeooo:rsid="0013199a" officeooo:paragraph-rsid="0013199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weight="bold" officeooo:rsid="00148259" officeooo:paragraph-rsid="0014825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ru" fo:country="RU" fo:font-weight="bold" officeooo:rsid="001490bb" officeooo:paragraph-rsid="001490b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bold" officeooo:rsid="001593a2" officeooo:paragraph-rsid="001593a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weight="bold" officeooo:rsid="001593a2" officeooo:paragraph-rsid="0016d2e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ru" fo:country="RU" fo:font-weight="bold" officeooo:rsid="0016d2e5" officeooo:paragraph-rsid="0016d2e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weight="bold" officeooo:rsid="00178c90" officeooo:paragraph-rsid="00178c9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ru" fo:country="RU" fo:font-weight="bold" officeooo:rsid="0017b6d9" officeooo:paragraph-rsid="0017b6d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ru" fo:country="RU" fo:font-weight="bold" officeooo:rsid="0019964e" officeooo:paragraph-rsid="0019964e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language="ru" fo:country="RU" fo:font-weight="bold" officeooo:rsid="000f7a1f" officeooo:paragraph-rsid="000f7a1f" style:font-size-asian="14pt" style:font-weight-asian="bold" style:font-size-complex="14pt" style:font-weight-complex="bold"/>
    </style:style>
    <style:style style:name="T1" style:family="text">
      <style:text-properties officeooo:rsid="00111fa3"/>
    </style:style>
    <style:style style:name="T2" style:family="text">
      <style:text-properties officeooo:rsid="0013199a"/>
    </style:style>
    <style:style style:name="T3" style:family="text">
      <style:text-properties officeooo:rsid="00148259"/>
    </style:style>
    <style:style style:name="T4" style:family="text">
      <style:text-properties officeooo:rsid="001490bb"/>
    </style:style>
    <style:style style:name="T5" style:family="text">
      <style:text-properties officeooo:rsid="0016d2e5"/>
    </style:style>
    <style:style style:name="T6" style:family="text">
      <style:text-properties officeooo:rsid="0019964e"/>
    </style:style>
    <style:style style:name="T7" style:family="text">
      <style:text-properties officeooo:rsid="001b80f5"/>
    </style:style>
    <style:style style:name="T8" style:family="text">
      <style:text-properties officeooo:rsid="001c9c6e"/>
    </style:style>
    <style:style style:name="T9" style:family="text">
      <style:text-properties officeooo:rsid="001cf6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Контроллер ресурсов памяти<text:span text:style-name="T1">(Memcg). Памятка реализации.</text:span></text:p>
      <text:p text:style-name="P1">Последнее обновление: 2010/2</text:p>
      <text:p text:style-name="P1">Основывается на следующей версии ядра: 2.6.33-rc7-mm(релиз кандидат для 34).</text:p>
      <text:p text:style-name="P1"/>
      <text:p text:style-name="P1">Поскольку виртуальная память комплексная (исходя из ряда причин в memcg), поведение <text:span text:style-name="T7">в</text:span> memcg также является комплексным. Этот документ предназначен для описания внутреннего поведения memcg. Пожалуйста отметьте, что детали реализации могут быть изменены.</text:p>
      <text:p text:style-name="P1"/>
      <text:p text:style-name="P1">(*) Тема с API должна быть в memory.odt</text:p>
      <text:p text:style-name="P1"/>
      <text:p text:style-name="P13">0. Как записать изменения?</text:p>
      <text:p text:style-name="P1">Используются два объекта:</text:p>
      <text:p text:style-name="P1">page_cgroup … объект для каждой страницы.</text:p>
      <text:p text:style-name="P1">Выделяется во время загрузки или горячего подключения памяти. Освобождается при горячем извлечении памяти.</text:p>
      <text:p text:style-name="P1">swap_cgroup … элемент для каждого swp_entry.</text:p>
      <text:p text:style-name="P1">Выделяется во время swapon(). Освобождается во время swapoff().</text:p>
      <text:p text:style-name="P2"/>
      <text:p text:style-name="P14">1. «Заряд»(затраты)</text:p>
      <text:p text:style-name="P2">page/swp_entry может быть использована (usage += PAGE_SIZE) во время mem_cgroup_try_charge().</text:p>
      <text:p text:style-name="P2"/>
      <text:p text:style-name="P14">2. Снижение затрат</text:p>
      <text:p text:style-name="P2">Затраты page/swp_entry могут быть снижены (usage -= PAGE_SIZE) при помощи</text:p>
      <text:p text:style-name="P2">mem_cgroup_uncharge() </text:p>
      <text:p text:style-name="P2"><text:tab/>Вызывается когда счётчик ссылок на страницу снижается до нуля.</text:p>
      <text:p text:style-name="P2">mem_cgroup_uncharge_swap()</text:p>
      <text:p text:style-name="P2"><text:tab/>Вызывается когда счётчик ссылок на swp_entry снижается до нуля. Затраты на подкачку исчезают.</text:p>
      <text:p text:style-name="P2"/>
      <text:p text:style-name="P14">3. charge-commit-cancel</text:p>
      <text:p text:style-name="P2">Страницы memcg изменяются в два шага:</text:p>
      <text:p text:style-name="P2"><text:tab/>mem_cgroup_try_charge()</text:p>
      <text:p text:style-name="P2"><text:tab/>mem_cgroup_commit_charge() или mem_cgroup_cancel_charge()</text:p>
      <text:p text:style-name="P2">Во время try_charge() <text:span text:style-name="T2">отсутствуют флаги для уведомления что «эта страница использована». С этого момента, usage += PAGE_SIZE.</text:span></text:p>
      <text:p text:style-name="P3">Во время commit(), страница привязывается к memcg.</text:p>
      <text:p text:style-name="P3">Во время cancel(), всё просто — usage -= PAGE_SIZE.</text:p>
      <text:p text:style-name="P3">Во время описания <text:span text:style-name="T8">далее</text:span>, мы предполагаем, что параметр CONFIG_MEM_RES_CTRL_SWAP=y.</text:p>
      <text:p text:style-name="P3"/>
      <text:p text:style-name="P15">4. Анонимные</text:p>
      <text:p text:style-name="P3">Анонимная страница выделяется по новому во время:</text:p>
      <text:p text:style-name="P3">- ошибок страниц в отображении MAP_ANONYMOUS.</text:p>
      <text:p text:style-name="P3">- Copy-On-Write(<text:span text:style-name="T8">к</text:span>опировании при записи)</text:p>
      <text:p text:style-name="P3"/>
      <text:p text:style-name="P15">4.1. Загрузка из подкачки</text:p>
      <text:p text:style-name="P3">Во время загрузки из подкачки страница <text:span text:style-name="T3">берётся <text:s/>из swap-cache. Имеются два случая:</text:span></text:p>
      <text:p text:style-name="P4">(a) Если SwapCache только что выделен и прочитан, он не содержит затрат..</text:p>
      <text:p text:style-name="P4">(b) Если SwapCache отображён процессом, значит он уже несёт расходы.</text:p>
      <text:p text:style-name="P16"><text:soft-page-break/>4.2. Выгрузка в подкачку</text:p>
      <text:p text:style-name="P4">Во время выгрузки в подкачку выполняется проход по следующим состояниям:</text:p>
      <text:p text:style-name="P4">(a) добавляется к swap-cache. (помечается как SwapCache)</text:p>
      <text:p text:style-name="P4"><text:tab/>счётчик ссылок swp_entry += 1.</text:p>
      <text:p text:style-name="P4">(b) полностью удаляется отображение (fully unmapped).</text:p>
      <text:p text:style-name="P4"><text:tab/>счётчик ссылок <text:s/>swp_entry += к-во единиц.</text:p>
      <text:p text:style-name="P4">(с) выполняется отложенная запись в подкачку.</text:p>
      <text:p text:style-name="P4">(d) удаляется из swap cache. (удаляется из SwapCache)</text:p>
      <text:p text:style-name="P4"><text:tab/>счётчик ссылок swp_entry -= 1.</text:p>
      <text:p text:style-name="P4">И в самом конце, во время завершения задачи,</text:p>
      <text:p text:style-name="P4">(e) вызывается zap_pte() и счётчик ссылок swp_entry -= 1 → 0.</text:p>
      <text:p text:style-name="P4"/>
      <text:p text:style-name="P16">5. Страничный кеш</text:p>
      <text:p text:style-name="P4">Страничный кеш расходуется во время:</text:p>
      <text:p text:style-name="P4"><text:tab/>- add_to_page_cache_locked()</text:p>
      <text:p text:style-name="P4">Логика очень проста. (Про миграцию см. ниже)</text:p>
      <text:p text:style-name="P4">Следует отметить: __remove_from_page_cache() вызывается <text:s/>из remove_from_page_cache() и __remove_mapping().</text:p>
      <text:p text:style-name="P4"/>
      <text:p text:style-name="P16">6. Shmem(tmpfs)</text:p>
      <text:p text:style-name="P4">Наилучший путь для понимания <text:span text:style-name="T4">состояний, через которые проходит общая память это чтение mm/shmem.c. Но всё-таки вводное разъяснение поведения memcg вокруг общей памяти будет полезным <text:s/>для понимания логики.</text:span></text:p>
      <text:p text:style-name="P5">Страницы в свободном доступе (только лиственные страницы, а не прямые/косвенные блоки) могут находится в:</text:p>
      <text:p text:style-name="P5"><text:tab/>- корне дерева inode-ов общей памяти.</text:p>
      <text:p text:style-name="P5"><text:tab/>- SwapCache.</text:p>
      <text:p text:style-name="P5"><text:tab/>- И в корне дерева inode-ов общей памяти и <text:s/>SwapCache. Это случается во время выгрузки и загрузки в/из область подкачки.</text:p>
      <text:p text:style-name="P5">Страницы в общем доступе списываются на затраты когда...</text:p>
      <text:p text:style-name="P5"><text:tab/>- Добавляется новая страницы в корень дерева общей памяти.</text:p>
      <text:p text:style-name="P5"><text:tab/>- Страница из подкачки (swp) читается. (переносятся затраты из swap_cgroup к page_cgroup).</text:p>
      <text:p text:style-name="P5"/>
      <text:p text:style-name="P17">7. Миграция страниц</text:p>
      <text:p text:style-name="P5">mem_cgroup_migrate()</text:p>
      <text:p text:style-name="P5"/>
      <text:p text:style-name="P18">8. LRU</text:p>
      <text:p text:style-name="P6">Каждая memcg содержит свою личную LRU. В данный момент управляется под контролем глобальной виртуальной памяти (это означает что она управляется в глобальной zone-&gt;lru_lock). Также, все процедуры вокруг LRU в memcg вызываются глобальными функциями LRU в zone-&gt;lru_lock().</text:p>
      <text:p text:style-name="P6">Специальной функцией является mem_cgroup_isolate_pages(). Она сканирует личные LRU в memcg и вызывает __isolate_lru_page() для извлечения страницы из LRU. </text:p>
      <text:p text:style-name="P7">(<text:span text:style-name="T5">после вызова </text:span>__isolate_lru_page() <text:span text:style-name="T5">страница удаляется из обоих LRU (глобальной и частной)).</text:span></text:p>
      <text:p text:style-name="P7"/>
      <text:p text:style-name="P19"/>
      <text:p text:style-name="P19"/>
      <text:p text:style-name="P19"/>
      <text:p text:style-name="P19"><text:soft-page-break/><text:span text:style-name="T5">9. Типичные тесты</text:span></text:p>
      <text:p text:style-name="P7"><text:span text:style-name="T5">Случаи на все случаи жизни.</text:span></text:p>
      <text:p text:style-name="P7"/>
      <text:p text:style-name="P19"><text:span text:style-name="T5">9.1. Небольшой лимит в memcg.</text:span></text:p>
      <text:p text:style-name="P7"><text:span text:style-name="T5">Когда вы тестируете различные случаи, хорошим вариантом будет установка для memcg очень небольшого лимита, меньше чем Гбайт. Много интересного можно обнаружить, установив в качестве лимитов xKбайт или xМбайт.</text:span></text:p>
      <text:p text:style-name="P8">(Поведение памяти в случае с лимитом в Гбайт и Мбайт показывают очень различные ситуации).</text:p>
      <text:p text:style-name="P8"/>
      <text:p text:style-name="P20">9.2. Общая память</text:p>
      <text:p text:style-name="P8">Исторически, управление общей памятью в memcg очень бедно и в нём можно увидеть некоторое количество проблем. Всё это потому что общая память является страничным кешем, однако она может быть и SwapCache. Тестирование shmem/tmpfs всегда является хорошим тестированием.</text:p>
      <text:p text:style-name="P8"/>
      <text:p text:style-name="P20">9.3. Миграция</text:p>
      <text:p text:style-name="P8">Для NUMA, миграция является другим особенным случаем. Для проведения простого теста используется cpuset. Следуя следующему примеру проводится миграция:</text:p>
      <text:p text:style-name="P8"/>
      <text:p text:style-name="P8"><text:s text:c="8"/>mount -t cgroup -o cpuset none /opt/cpuset</text:p>
      <text:p text:style-name="P8"><text:s text:c="8"/>mkdir /opt/cpuset/01</text:p>
      <text:p text:style-name="P8"><text:s text:c="8"/>echo 1 &gt; /opt/cpuset/01/cpuset.cpus</text:p>
      <text:p text:style-name="P8"><text:s text:c="8"/>echo 0 &gt; /opt/cpuset/01/cpuset.mems</text:p>
      <text:p text:style-name="P8"><text:s text:c="8"/>echo 1 &gt; /opt/cpuset/01/cpuset.memory_migrate</text:p>
      <text:p text:style-name="P8"><text:s text:c="8"/>mkdir /opt/cpuset/02</text:p>
      <text:p text:style-name="P8"><text:s text:c="8"/>echo 1 &gt; /opt/cpuset/02/cpuset.cpus</text:p>
      <text:p text:style-name="P8"><text:s text:c="8"/>echo 1 &gt; /opt/cpuset/02/cpuset.mems</text:p>
      <text:p text:style-name="P8"><text:s text:c="8"/>echo 1 &gt; /opt/cpuset/02/cpuset.memory_migrate</text:p>
      <text:p text:style-name="P8"/>
      <text:p text:style-name="P9">В наборе выше, когда вы перемещаете задачу из 01 к 02, происходит миграция страниц в узел 0 и узел 1. Следующий скрипт выполняет миграцию всего в cpuset.</text:p>
      <text:p text:style-name="P9"/>
      <text:p text:style-name="P9">–</text:p>
      <text:p text:style-name="P9"><text:s text:c="7"/>move_task()</text:p>
      <text:p text:style-name="P9"><text:s text:c="8"/>{</text:p>
      <text:p text:style-name="P9"><text:s text:c="8"/>for pid in $1</text:p>
      <text:p text:style-name="P9"><text:s text:c="8"/>do</text:p>
      <text:p text:style-name="P9"><text:s text:c="16"/>/bin/echo $pid &gt;$2/tasks 2&gt;/dev/null</text:p>
      <text:p text:style-name="P9"><text:s text:c="16"/>echo -n $pid</text:p>
      <text:p text:style-name="P9"><text:s text:c="16"/>echo -n " "</text:p>
      <text:p text:style-name="P9"><text:s text:c="8"/>done</text:p>
      <text:p text:style-name="P9"><text:s text:c="8"/>echo END</text:p>
      <text:p text:style-name="P9"><text:s text:c="8"/>}</text:p>
      <text:p text:style-name="P9"><text:s text:c="8"/>G1_TASK=`cat ${G1}/tasks`</text:p>
      <text:p text:style-name="P9"><text:s text:c="8"/>G2_TASK=`cat ${G2}/tasks`</text:p>
      <text:p text:style-name="P9"><text:s text:c="8"/>move_task "${G1_TASK}" ${G2} &amp;</text:p>
      <text:p text:style-name="P9">–</text:p>
      <text:p text:style-name="P9"/>
      <text:p text:style-name="P21"><text:soft-page-break/>9.4. Горяч<text:span text:style-name="T8">ее</text:span> подключение памяти</text:p>
      <text:p text:style-name="P9">Горячее подключение памяти является одним из хороших тестов.</text:p>
      <text:p text:style-name="P9">Для отключения памяти делается следующее:</text:p>
      <text:p text:style-name="P9"><text:s text:c="5"/></text:p>
      <text:p text:style-name="P9"># echo offline &gt; /sys/devices/system/memory/memoryXXX/state</text:p>
      <text:p text:style-name="P9">(ХХХ — расположение памяти)</text:p>
      <text:p text:style-name="P9"/>
      <text:p text:style-name="P9">Это также простой путь для тестирования миграции страниц.</text:p>
      <text:p text:style-name="P9"/>
      <text:p text:style-name="P21">9.5. mkdir/rmdir</text:p>
      <text:p text:style-name="P9">Когда используется иерархия, тестирование mkdir/rmdir также должно подойти. Используйте тесты похожие на следующие:</text:p>
      <text:p text:style-name="P9"/>
      <text:p text:style-name="P9"><text:s text:c="8"/>echo 1 &gt;/opt/cgroup/01/memory/use_hierarchy</text:p>
      <text:p text:style-name="P9"><text:s text:c="8"/>mkdir /opt/cgroup/01/child_a</text:p>
      <text:p text:style-name="P9"><text:s text:c="8"/>mkdir /opt/cgroup/01/child_b</text:p>
      <text:p text:style-name="P9"/>
      <text:p text:style-name="P9">установите лимит для 01.</text:p>
      <text:p text:style-name="P10">добавьте лимит к 01/child_b</text:p>
      <text:p text:style-name="P10">запустите задачи под child_a и child_b</text:p>
      <text:p text:style-name="P10"/>
      <text:p text:style-name="P10">создание/удаление следующих групп в случайном порядке во время выполнения задач.</text:p>
      <text:p text:style-name="P10"/>
      <text:p text:style-name="P10"><text:s text:c="8"/>/opt/cgroup/01/child_a/child_aa</text:p>
      <text:p text:style-name="P10"><text:s text:c="8"/>/opt/cgroup/01/child_b/child_bb</text:p>
      <text:p text:style-name="P10"><text:s text:c="8"/>/opt/cgroup/01/child_c</text:p>
      <text:p text:style-name="P10"/>
      <text:p text:style-name="P10">запуск новых задач в новых группах является также хорошим.</text:p>
      <text:p text:style-name="P10"/>
      <text:p text:style-name="P22">9.6. Монтирование с другими подсистемами.</text:p>
      <text:p text:style-name="P10">Монтирование с другими подсистемами является хорошим тестом потому что есть состояние гонки из зависимость от блокировки с другими подсистемами.</text:p>
      <text:p text:style-name="P10">пример)</text:p>
      <text:p text:style-name="P10"/>
      <text:p text:style-name="P10"># mount -t cgroup none /cgroup -o cpuset,memory,cpu,devices</text:p>
      <text:p text:style-name="P10"/>
      <text:p text:style-name="P10">и выполните перемещение задач, mkdir, rmdir и прочее … в этой директории.</text:p>
      <text:p text:style-name="P10"/>
      <text:p text:style-name="P22">9.7. swapoff</text:p>
      <text:p text:style-name="P10">Кроме управления областью подкачки это является сложной частью memcg. Вызов загрузки из области подкачки во время swapoff не тоже что и обычная загрузка из области подкачки... Это плохо тестируется в явном виде.</text:p>
      <text:p text:style-name="P10">К примеру, следующий тест является хорошим:</text:p>
      <text:p text:style-name="P10">(Shell-A):</text:p>
      <text:p text:style-name="P10"/>
      <text:p text:style-name="P10"><text:s text:c="8"/># mount -t cgroup none /cgroup -o memory</text:p>
      <text:p text:style-name="P10"><text:s text:c="8"/># mkdir /cgroup/test</text:p>
      <text:p text:style-name="P10"><text:s text:c="8"/># echo 40M &gt; /cgroup/test/memory.limit_in_bytes</text:p>
      <text:p text:style-name="P10"><text:s text:c="8"/># echo 0 &gt; /cgroup/test/tasks</text:p>
      <text:p text:style-name="P10"><text:soft-page-break/></text:p>
      <text:p text:style-name="P10">Запустите программу для malloc(100M) в этой группе. Вы увидите 60М в подкачке. </text:p>
      <text:p text:style-name="P10"/>
      <text:p text:style-name="P10">(Shell-B):</text:p>
      <text:p text:style-name="P10"/>
      <text:p text:style-name="P10"><text:s text:c="8"/>#переместите все задачи их /cgroup/test в /cgroup</text:p>
      <text:p text:style-name="P10"><text:s text:c="8"/># /sbin/swapoff -a</text:p>
      <text:p text:style-name="P10"><text:s text:c="8"/># rmdir /cgroup/test</text:p>
      <text:p text:style-name="P10"><text:s text:c="8"/># принудительно завершите (kill) malloc задачу.</text:p>
      <text:p text:style-name="P10"/>
      <text:p text:style-name="P10">Конечно, тесты tmpfs vs swapoff должны быть протестированы также.</text:p>
      <text:p text:style-name="P10"/>
      <text:p text:style-name="P22">9.8. OOM-killer</text:p>
      <text:p text:style-name="P10">Случаи нехватки памяти в memcg приводят к тому, что задача будет принудительно завершена в memcg. Когда используется иерархия, задача, которая состоит в иерархии будет принудительно завершена ядром.</text:p>
      <text:p text:style-name="P10">В этом случае, должен быть вызван panic_on_oom и задача в другой группе должна быть принудительно завершена.</text:p>
      <text:p text:style-name="P10">Несложно привести к OOM в memcg, как в следующем примере:</text:p>
      <text:p text:style-name="P10">Случай А) когда выполняется swapoff</text:p>
      <text:p text:style-name="P10"/>
      <text:p text:style-name="P10"><text:s text:c="8"/>#swapoff -a</text:p>
      <text:p text:style-name="P10"><text:s text:c="8"/>#echo 50M &gt; /memory.limit_in_bytes</text:p>
      <text:p text:style-name="P10"><text:s text:c="8"/>#запустите 51M malloc.</text:p>
      <text:p text:style-name="P10"/>
      <text:p text:style-name="P10">Случай В) когда вы используете ограничения mem+swap.</text:p>
      <text:p text:style-name="P10"/>
      <text:p text:style-name="P10"><text:s text:c="8"/>#echo 50M &gt; memory.limit_in_bytes</text:p>
      <text:p text:style-name="P10"><text:s text:c="8"/>#echo 50M &gt; memory.memsw.limit_in_bytes</text:p>
      <text:p text:style-name="P10"><text:s text:c="8"/>#запустите 51M malloc.</text:p>
      <text:p text:style-name="P10"/>
      <text:p text:style-name="P22">9.9. Перенос затрат при миграции задач</text:p>
      <text:p text:style-name="P10">Затраты, связанные с задачей могут быть перенесены при миграции задач.</text:p>
      <text:p text:style-name="P10">(Shell-A):</text:p>
      <text:p text:style-name="P10"/>
      <text:p text:style-name="P10"><text:s text:c="8"/>#mkdir /cgroup/A</text:p>
      <text:p text:style-name="P10"><text:s text:c="8"/>#echo $$ &gt;/cgroup/A/tasks</text:p>
      <text:p text:style-name="P10"><text:s text:c="8"/></text:p>
      <text:p text:style-name="P12"><text:s text:c="8"/>Запустите несколько программ, которые будут использовать некоторое количество памяти в /cgroup/A.</text:p>
      <text:p text:style-name="P12"/>
      <text:p text:style-name="P11">(Shell-<text:span text:style-name="T6">B</text:span>):</text:p>
      <text:p text:style-name="P11"/>
      <text:p text:style-name="P12"><text:s text:c="8"/>#mkdir /cgroup/B</text:p>
      <text:p text:style-name="P12"><text:s text:c="8"/>#echo 1 &gt;/cgroup/B/memory.move_charge_at_immigrate</text:p>
      <text:p text:style-name="P12"><text:s text:c="8"/>#echo "pid программы, которая выполняется в группе A" &gt;/cgroup/B/tasks</text:p>
      <text:p text:style-name="P12"/>
      <text:p text:style-name="P12">Вы можете увидеть что затраты были перенесены после прочтения *.usage_in_bytes или memory.stat в обоих группах А и В.</text:p>
      <text:p text:style-name="P12"><text:soft-page-break/>См. 8.2. memory.odt чтоы увидеть какое значение должно быть записано в move_charge_at_immigrate.</text:p>
      <text:p text:style-name="P12"/>
      <text:p text:style-name="P23">9.10. Пробуксовка памяти</text:p>
      <text:p text:style-name="P12">Контроллер памяти реализовывает пробуксовку памяти используя уведомления <text:span text:style-name="T8">API</text:span> контрольных групп. Вы можете использовать tools/cgroup/cgroup_event_listener.c для тестирования этого.</text:p>
      <text:p text:style-name="P12">(Shell-A) Создание контрольной группы и запуск слушателя событий:</text:p>
      <text:p text:style-name="P12"/>
      <text:p text:style-name="P12"><text:s text:c="8"/># mkdir /cgroup/A</text:p>
      <text:p text:style-name="P12"><text:s text:c="8"/># ./cgroup_event_listener /cgroup/A/memory.usage_in_bytes 5M</text:p>
      <text:p text:style-name="P12"/>
      <text:p text:style-name="P12">(Shell-B) Добавление задачи в контрольную группу и попытка выделить и освободить память:</text:p>
      <text:p text:style-name="P12"/>
      <text:p text:style-name="P12"><text:s text:c="8"/># echo $$ &gt;/cgroup/A/tasks</text:p>
      <text:p text:style-name="P12"><text:s text:c="8"/># a="$(dd if=/dev/zero bs=1M count=10)"</text:p>
      <text:p text:style-name="P12"><text:s text:c="8"/># a=</text:p>
      <text:p text:style-name="P12"/>
      <text:p text:style-name="P12">Вы увидите сообщение от cgroup_event_listener всякий раз, когда произойдёт пробуксовка.</text:p>
      <text:p text:style-name="P12">Используйте /cgroup/A/memory.memsw.usage_in_bytes для тестирования пробуксовок memsw.</text:p>
      <text:p text:style-name="P12">Хорошая идея также хорошо протестировать кор<text:span text:style-name="T9">н</text:span>евую контрольную групп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8:28:39.343742356</meta:creation-date>
    <dc:date>2015-01-17T20:52:13.767230192</dc:date>
    <meta:editing-duration>PT2H22M27S</meta:editing-duration>
    <meta:editing-cycles>11</meta:editing-cycles>
    <meta:generator>LibreOffice/4.1.6.2$Linux_X86_64 LibreOffice_project/410m0$Build-2</meta:generator>
    <meta:document-statistic meta:table-count="0" meta:image-count="0" meta:object-count="0" meta:page-count="6" meta:paragraph-count="177" meta:word-count="1221" meta:character-count="9762" meta:non-whitespace-character-count="8231"/>
  </office:meta>
</office:document-meta>
</file>